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379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101cm" fo:padding-left="0.199cm" fo:padding-right="0.199cm" fo:padding-top="0.101cm" style:vertical-align="middle"/>
      <style:text-properties fo:color="#696969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order-bottom="none" fo:background-color="#696969" style:text-align-source="fix" style:repeat-content="false" fo:border-left="1.5pt solid #696969" fo:padding-bottom="0.101cm" fo:padding-left="0.199cm" fo:padding-right="0.199cm" fo:padding-top="0.101cm" fo:border-right="0.74pt solid #f5f5f5" fo:border-top="1.5pt solid #696969" style:vertical-align="middle"/>
      <style:paragraph-properties fo:text-align="center" fo:margin-left="0cm"/>
      <style:text-properties fo:color="#f5f5f5" style:font-name="メイリオ" fo:font-size="9pt" fo:font-weight="bold" style:font-name-asian="メイリオ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74pt solid #dcdcdc" fo:background-color="#dcdcdc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-bottom="0.74pt solid #dcdcdc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10" style:family="table-cell" style:parent-style-name="Default">
      <style:table-cell-properties fo:border-bottom="0.74pt solid #dcdcdc" fo:background-color="#f5f5f5" fo:border-left="1.5pt solid #696969" fo:padding-bottom="0.101cm" fo:padding-left="0.199cm" fo:padding-right="0.199cm" fo:padding-top="0.101cm" fo:border-right="0.74pt solid #dcdcdc" fo:border-top="0.74pt solid #dcdcdc" style:vertical-align="middle"/>
      <style:text-properties fo:color="#696969" fo:font-size="10.5pt" style:font-name-asian="メイリオ" style:font-size-asian="10.5pt" style:font-size-complex="10.5pt"/>
    </style:style>
    <style:style style:name="ce33" style:family="table-cell" style:parent-style-name="Default" style:data-style-name="N112">
      <style:table-cell-properties fo:border-bottom="0.74pt solid #dcdcdc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2" style:family="table-cell" style:parent-style-name="Default">
      <style:table-cell-properties fo:border-bottom="0.74pt solid #dcdcdc" fo:background-color="#f5f5f5" fo:border-left="1.5pt solid #696969" fo:padding-bottom="0.101cm" fo:padding-left="0.199cm" fo:padding-right="0.199cm" fo:padding-top="0.101cm" fo:border-right="0.74pt solid #dcdcdc" fo:border-top="0.74pt solid #dcdcdc" style:vertical-align="middle"/>
      <style:text-properties fo:color="#696969" fo:font-size="10.5pt" style:font-name-asian="メイリオ" style:font-size-asian="10.5pt" style:font-size-complex="10.5pt"/>
    </style:style>
    <style:style style:name="ce35" style:family="table-cell" style:parent-style-name="Default">
      <style:table-cell-properties fo:border-bottom="1.5pt solid #696969" fo:background-color="#dcdcdc" style:text-align-source="fix" style:repeat-content="false" fo:border-left="1.5pt solid #696969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-bottom="none" fo:background-color="#696969" style:text-align-source="fix" style:repeat-content="false" fo:border-left="0.74pt solid #f5f5f5" fo:padding-bottom="0.101cm" fo:padding-left="0.199cm" fo:padding-right="0.199cm" fo:padding-top="0.101cm" fo:border-right="0.74pt solid #f5f5f5" fo:border-top="1.5pt solid #696969" style:vertical-align="middle"/>
      <style:paragraph-properties fo:text-align="center" fo:margin-left="0cm"/>
      <style:text-properties fo:color="#f5f5f5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9" style:family="table-cell" style:parent-style-name="Default" style:data-style-name="N113">
      <style:table-cell-properties fo:border-bottom="0.74pt solid #dcdcdc" fo:background-color="#dcdcdc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38" style:family="table-cell" style:parent-style-name="Default" style:data-style-name="N113">
      <style:table-cell-properties style:text-align-source="fix" style:repeat-content="false" fo:border="0.74pt solid #dcdcdc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" fo:font-size="10pt" style:font-name-asian="メイリオ" style:font-size-asian="10pt" style:font-size-complex="10pt"/>
    </style:style>
    <style:style style:name="ce39" style:family="table-cell" style:parent-style-name="Default" style:data-style-name="N113">
      <style:table-cell-properties fo:background-color="#f5f5f5" style:text-align-source="fix" style:repeat-content="false" fo:border="0.74pt solid #dcdcdc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0" style:family="table-cell" style:parent-style-name="Default" style:data-style-name="N113">
      <style:table-cell-properties fo:border-bottom="1.5pt solid #696969" fo:background-color="#dcdcdc" style:text-align-source="fix" style:repeat-content="false" fo:border-left="0.74pt solid #dcdcdc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1" style:family="table-cell" style:parent-style-name="Default" style:data-style-name="N113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4" style:family="table-cell" style:parent-style-name="Default">
      <style:table-cell-properties fo:border-bottom="none" fo:background-color="#696969" style:text-align-source="fix" style:repeat-content="false" fo:border-left="0.74pt solid #f5f5f5" fo:padding-bottom="0.101cm" fo:padding-left="0.199cm" fo:padding-right="0.199cm" fo:padding-top="0.101cm" fo:border-right="1.5pt solid #696969" fo:border-top="1.5pt solid #696969" style:vertical-align="middle"/>
      <style:paragraph-properties fo:text-align="start" fo:margin-left="0.353cm"/>
      <style:text-properties fo:color="#f5f5f5" style:font-name="メイリオ" fo:font-size="10pt" fo:font-weight="bold" style:font-name-asian="メイリオ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74pt solid #dcdcdc" fo:background-color="#dcdcdc" style:text-align-source="fix" style:repeat-content="false" fo:border-left="0.74pt solid #dcdcdc" fo:padding-bottom="0.101cm" fo:padding-left="0.199cm" fo:padding-right="0.199cm" fo:padding-top="0.101cm" fo:border-right="1.5pt solid #696969" fo:border-top="none" style:vertical-align="middle"/>
      <style:paragraph-properties fo:text-align="start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fo:border-bottom="0.74pt solid #dcdcdc" style:text-align-source="fix" style:repeat-content="false" fo:border-left="0.74pt solid #dcdcdc" fo:padding-bottom="0.101cm" fo:padding-left="0.199cm" fo:padding-right="0.199cm" fo:padding-top="0.101cm" fo:border-right="1.5pt solid #696969" fo:border-top="0.74pt solid #dcdcdc" style:vertical-align="middle"/>
      <style:paragraph-properties fo:text-align="start" fo:margin-left="0.353cm"/>
      <style:text-properties fo:color="#696969" style:font-name="メイリオ" fo:font-size="10pt" style:font-name-asian="メイリオ" style:font-size-asian="10pt" style:font-size-complex="10pt"/>
    </style:style>
    <style:style style:name="ce45" style:family="table-cell" style:parent-style-name="Default">
      <style:table-cell-properties fo:border-bottom="0.74pt solid #dcdcdc" fo:background-color="#f5f5f5" style:text-align-source="fix" style:repeat-content="false" fo:border-left="0.74pt solid #dcdcdc" fo:padding-bottom="0.101cm" fo:padding-left="0.199cm" fo:padding-right="0.199cm" fo:padding-top="0.101cm" fo:border-right="1.5pt solid #696969" fo:border-top="0.74pt solid #dcdcdc" style:vertical-align="middle"/>
      <style:paragraph-properties fo:text-align="start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6" style:family="table-cell" style:parent-style-name="Default">
      <style:table-cell-properties fo:border-bottom="0.74pt solid #dcdcdc" style:text-align-source="fix" style:repeat-content="false" fo:border-left="0.74pt solid #dcdcdc" fo:padding-bottom="0.101cm" fo:padding-left="0.199cm" fo:padding-right="0.199cm" fo:padding-top="0.101cm" fo:border-right="1.5pt solid #696969" fo:border-top="0.74pt solid #dcdcdc" style:vertical-align="middle"/>
      <style:paragraph-properties fo:text-align="start" fo:margin-left="0.353cm"/>
      <style:text-properties fo:color="#696969" fo:font-size="10pt" style:font-name-asian="メイリオ" style:font-size-asian="10pt" style:font-size-complex="10pt"/>
    </style:style>
    <style:style style:name="ce47" style:family="table-cell" style:parent-style-name="Default">
      <style:table-cell-properties fo:border-bottom="1.5pt solid #696969" fo:background-color="#dcdcdc" style:text-align-source="fix" style:repeat-content="false" fo:border-left="0.74pt solid #dcdcdc" fo:padding-bottom="0.101cm" fo:padding-left="0.199cm" fo:padding-right="0.199cm" fo:padding-top="0.101cm" fo:border-right="1.5pt solid #696969" fo:border-top="0.74pt solid #dcdcdc" style:vertical-align="middle"/>
      <style:paragraph-properties fo:text-align="start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1.5pt solid #696969" fo:border-top="1.5pt solid #696969" style:vertical-align="middle"/>
      <style:text-properties fo:color="#f5f5f5" fo:font-size="10.5pt" fo:font-weight="bold" style:font-name-asian="メイリオ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border-bottom="0.74pt solid #dcdcdc" fo:background-color="#dcdcdc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fo:border-bottom="0.74pt solid #dcdcdc" fo:border-left="0.74pt solid #dcdcdc" fo:padding-bottom="0.101cm" fo:padding-left="0.199cm" fo:padding-right="0.199cm" fo:padding-top="0.101cm" fo:border-right="1.5pt solid #696969" fo:border-top="0.74pt solid #dcdcdc" style:vertical-align="middle"/>
      <style:text-properties fo:color="#696969" fo:font-size="10.5pt" style:font-name-asian="メイリオ" style:font-size-asian="10.5pt" style:font-size-complex="10.5pt"/>
    </style:style>
    <style:style style:name="ce24" style:family="table-cell" style:parent-style-name="Default">
      <style:table-cell-properties fo:border-bottom="0.74pt solid #dcdcdc" fo:border-left="0.74pt solid #dcdcdc" fo:padding-bottom="0.101cm" fo:padding-left="0.199cm" fo:padding-right="0.199cm" fo:padding-top="0.101cm" fo:border-right="1.5pt solid #696969" fo:border-top="0.74pt solid #dcdcdc" style:vertical-align="middle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fo:border-bottom="0.74pt solid #dcdcdc" fo:background-color="#f5f5f5" fo:border-left="0.74pt solid #dcdcdc" fo:padding-bottom="0.101cm" fo:padding-left="0.199cm" fo:padding-right="0.199cm" fo:padding-top="0.101cm" fo:border-right="1.5pt solid #696969" fo:border-top="0.74pt solid #dcdcdc" style:vertical-align="middle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fo:border-bottom="0.74pt solid #dcdcdc" fo:border-left="0.74pt solid #dcdcdc" fo:padding-bottom="0.101cm" fo:padding-left="0.199cm" fo:padding-right="0.199cm" fo:padding-top="0.101cm" fo:border-right="1.5pt solid #696969" fo:border-top="0.74pt solid #dcdcdc" style:vertical-align="middle"/>
      <style:text-properties fo:color="#696969" fo:font-size="10pt" style:font-name-asian="メイリオ" style:font-size-asian="10pt" style:font-size-complex="10pt"/>
    </style:style>
    <style:style style:name="ce27" style:family="table-cell" style:parent-style-name="Default">
      <style:table-cell-properties fo:border-bottom="1.5pt solid #696969" fo:background-color="#dcdcdc" fo:border-left="0.74pt solid #dcdcdc" fo:padding-bottom="0.101cm" fo:padding-left="0.199cm" fo:padding-right="0.199cm" fo:padding-top="0.101cm" fo:border-right="1.5pt solid #696969" fo:border-top="0.74pt solid #dcdcdc" style:vertical-align="middle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fo:padding-bottom="0.101cm" fo:padding-left="0.199cm" fo:padding-right="0.199cm" fo:padding-top="0.101cm" style:vertical-align="middle"/>
      <style:text-properties fo:color="#ffffff" fo:font-size="10.5pt" style:font-name-asian="メイリオ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default-cell-style-name="ce1"/>
        <table:table-column table:style-name="co2" table:number-columns-repeated="16378" table:default-cell-style-name="ce1"/>
        <table:table-row table:style-name="ro1">
          <table:table-cell table:number-columns-repeated="5"/>
          <table:table-cell table:style-name="ce28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2" office:value-type="string" calcext:value-type="string">
            <text:p>ユースケースID</text:p>
          </table:table-cell>
          <table:table-cell table:style-name="ce8" office:value-type="string" calcext:value-type="string">
            <text:p>バージョン</text:p>
          </table:table-cell>
          <table:table-cell table:style-name="ce14" office:value-type="string" calcext:value-type="string" table:number-columns-spanned="2" table:number-rows-spanned="1">
            <text:p>機能</text:p>
          </table:table-cell>
          <table:covered-table-cell table:style-name="ce21"/>
          <table:table-cell table:number-columns-repeated="16379"/>
        </table:table-row>
        <table:table-row table:style-name="ro2">
          <table:table-cell/>
          <table:table-cell table:style-name="ce3" office:value-type="string" calcext:value-type="string">
            <text:p>初版</text:p>
          </table:table-cell>
          <table:table-cell table:style-name="ce9" office:value-type="float" office:value="1" calcext:value-type="float">
            <text:p>ver.1.00</text:p>
          </table:table-cell>
          <table:table-cell table:style-name="ce15" office:value-type="string" calcext:value-type="string" table:number-columns-spanned="2" table:number-rows-spanned="1">
            <text:p>プロダクト初版</text:p>
          </table:table-cell>
          <table:covered-table-cell table:style-name="ce22"/>
          <table:table-cell table:number-columns-repeated="16379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UC10</text:p>
          </table:table-cell>
          <table:table-cell table:style-name="ce38" office:value-type="float" office:value="1.01" calcext:value-type="float">
            <text:p>ver.1.01</text:p>
          </table:table-cell>
          <table:table-cell table:style-name="ce44" office:value-type="string" calcext:value-type="string" table:number-columns-spanned="2" table:number-rows-spanned="1">
            <text:p>アカウント登録画面表示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7"/>
          <table:table-cell table:style-name="ce38" office:value-type="float" office:value="1.02" calcext:value-type="float">
            <text:p>ver.1.02</text:p>
          </table:table-cell>
          <table:table-cell table:style-name="ce44" office:value-type="string" calcext:value-type="string" table:number-columns-spanned="2" table:number-rows-spanned="1">
            <text:p>入力値チェック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10"/>
          <table:table-cell table:style-name="ce38" office:value-type="float" office:value="1.03" calcext:value-type="float">
            <text:p>ver.1.03</text:p>
          </table:table-cell>
          <table:table-cell table:style-name="ce44" office:value-type="string" calcext:value-type="string" table:number-columns-spanned="2" table:number-rows-spanned="1">
            <text:p>アカウント登録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10"/>
          <table:table-cell table:style-name="ce39" office:value-type="float" office:value="1.1" calcext:value-type="float">
            <text:p>ver.1.10</text:p>
          </table:table-cell>
          <table:table-cell table:style-name="ce45" office:value-type="string" calcext:value-type="string" table:number-columns-spanned="2" table:number-rows-spanned="1">
            <text:p>アカウント登録</text:p>
          </table:table-cell>
          <table:covered-table-cell table:style-name="ce24"/>
          <table:table-cell table:number-columns-repeated="16379"/>
        </table:table-row>
        <table:table-row table:style-name="ro2">
          <table:table-cell/>
          <table:table-cell table:style-name="ce33" office:value-type="float" office:value="20" calcext:value-type="float" table:number-columns-spanned="1" table:number-rows-spanned="3">
            <text:p>UC20</text:p>
          </table:table-cell>
          <table:table-cell table:style-name="ce38" office:value-type="float" office:value="1.11" calcext:value-type="float">
            <text:p>ver.1.11</text:p>
          </table:table-cell>
          <table:table-cell table:style-name="ce44" office:value-type="string" calcext:value-type="string" table:number-columns-spanned="2" table:number-rows-spanned="1">
            <text:p>ログイン画面表示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32"/>
          <table:table-cell table:style-name="ce38" office:value-type="float" office:value="1.12" calcext:value-type="float">
            <text:p>ver.1.12</text:p>
          </table:table-cell>
          <table:table-cell table:style-name="ce44" office:value-type="string" calcext:value-type="string" table:number-columns-spanned="2" table:number-rows-spanned="1">
            <text:p>ログイン処理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32"/>
          <table:table-cell table:style-name="ce39" office:value-type="float" office:value="1.2" calcext:value-type="float">
            <text:p>ver.1.20</text:p>
          </table:table-cell>
          <table:table-cell table:style-name="ce45" office:value-type="string" calcext:value-type="string" table:number-columns-spanned="2" table:number-rows-spanned="1">
            <text:p>アカウント認証</text:p>
          </table:table-cell>
          <table:covered-table-cell table:style-name="ce25"/>
          <table:table-cell table:number-columns-repeated="16379"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UC30</text:p>
          </table:table-cell>
          <table:table-cell table:style-name="ce38" office:value-type="float" office:value="1.21" calcext:value-type="float">
            <text:p>ver.1.21</text:p>
          </table:table-cell>
          <table:table-cell table:style-name="ce44" office:value-type="string" calcext:value-type="string" table:number-columns-spanned="2" table:number-rows-spanned="1">
            <text:p>商品一覧初期表示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32"/>
          <table:table-cell table:style-name="ce38" office:value-type="float" office:value="1.22" calcext:value-type="float">
            <text:p>ver.1.22</text:p>
          </table:table-cell>
          <table:table-cell table:style-name="ce44" office:value-type="string" calcext:value-type="string" table:number-columns-spanned="2" table:number-rows-spanned="1">
            <text:p>カテゴリー別商品一覧表示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32"/>
          <table:table-cell table:style-name="ce39" office:value-type="float" office:value="1.3" calcext:value-type="float">
            <text:p>ver.1.30</text:p>
          </table:table-cell>
          <table:table-cell table:style-name="ce45" office:value-type="string" calcext:value-type="string" table:number-columns-spanned="2" table:number-rows-spanned="1">
            <text:p>商品一覧表示</text:p>
          </table:table-cell>
          <table:covered-table-cell table:style-name="ce24"/>
          <table:table-cell table:number-columns-repeated="16379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UC40</text:p>
          </table:table-cell>
          <table:table-cell table:style-name="ce38" office:value-type="float" office:value="1.31" calcext:value-type="float">
            <text:p>ver.1.31</text:p>
          </table:table-cell>
          <table:table-cell table:style-name="ce44" office:value-type="string" calcext:value-type="string" table:number-columns-spanned="2" table:number-rows-spanned="1">
            <text:p>カートを見る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32"/>
          <table:table-cell table:style-name="ce38" office:value-type="float" office:value="1.32" calcext:value-type="float">
            <text:p>ver.1.32</text:p>
          </table:table-cell>
          <table:table-cell table:style-name="ce44" office:value-type="string" calcext:value-type="string" table:number-columns-spanned="2" table:number-rows-spanned="1">
            <text:p>カートに追加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32"/>
          <table:table-cell table:style-name="ce38" office:value-type="float" office:value="1.33" calcext:value-type="float">
            <text:p>ver.1.33</text:p>
          </table:table-cell>
          <table:table-cell table:style-name="ce46" office:value-type="string" calcext:value-type="string" table:number-columns-spanned="2" table:number-rows-spanned="1">
            <text:p>削除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32"/>
          <table:table-cell table:style-name="ce39" office:value-type="float" office:value="1.4" calcext:value-type="float">
            <text:p>ver.1.40</text:p>
          </table:table-cell>
          <table:table-cell table:style-name="ce45" office:value-type="string" calcext:value-type="string" table:number-columns-spanned="2" table:number-rows-spanned="1">
            <text:p>カート管理</text:p>
          </table:table-cell>
          <table:covered-table-cell table:style-name="ce24"/>
          <table:table-cell table:number-columns-repeated="16379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UC50</text:p>
          </table:table-cell>
          <table:table-cell table:style-name="ce38" office:value-type="float" office:value="1.41" calcext:value-type="float">
            <text:p>ver.1.41</text:p>
          </table:table-cell>
          <table:table-cell table:style-name="ce44" office:value-type="string" calcext:value-type="string" table:number-columns-spanned="2" table:number-rows-spanned="1">
            <text:p>顧客情報入力画面表示</text:p>
          </table:table-cell>
          <table:covered-table-cell table:style-name="ce26"/>
          <table:table-cell table:number-columns-repeated="16379"/>
        </table:table-row>
        <table:table-row table:style-name="ro2">
          <table:table-cell/>
          <table:covered-table-cell table:style-name="ce7"/>
          <table:table-cell table:style-name="ce38" office:value-type="float" office:value="1.42" calcext:value-type="float">
            <text:p>ver.1.42</text:p>
          </table:table-cell>
          <table:table-cell table:style-name="ce44" office:value-type="string" calcext:value-type="string" table:number-columns-spanned="2" table:number-rows-spanned="1">
            <text:p>顧客情報確認画面表示</text:p>
          </table:table-cell>
          <table:covered-table-cell table:style-name="ce26"/>
          <table:table-cell table:number-columns-repeated="16379"/>
        </table:table-row>
        <table:table-row table:style-name="ro2">
          <table:table-cell/>
          <table:covered-table-cell table:style-name="ce7"/>
          <table:table-cell table:style-name="ce38" office:value-type="float" office:value="1.43" calcext:value-type="float">
            <text:p>ver.1.43</text:p>
          </table:table-cell>
          <table:table-cell table:style-name="ce44" office:value-type="string" calcext:value-type="string" table:number-columns-spanned="2" table:number-rows-spanned="1">
            <text:p>注文確定</text:p>
          </table:table-cell>
          <table:covered-table-cell table:style-name="ce26"/>
          <table:table-cell table:number-columns-repeated="16379"/>
        </table:table-row>
        <table:table-row table:style-name="ro2">
          <table:table-cell/>
          <table:covered-table-cell table:style-name="ce7"/>
          <table:table-cell table:style-name="ce39" office:value-type="float" office:value="1.5" calcext:value-type="float">
            <text:p>ver.1.50</text:p>
          </table:table-cell>
          <table:table-cell table:style-name="ce45" office:value-type="string" calcext:value-type="string" table:number-columns-spanned="2" table:number-rows-spanned="1">
            <text:p>注文</text:p>
          </table:table-cell>
          <table:covered-table-cell table:style-name="ce24"/>
          <table:table-cell table:number-columns-repeated="16379"/>
        </table:table-row>
        <table:table-row table:style-name="ro2">
          <table:table-cell/>
          <table:table-cell table:style-name="ce35" office:value-type="string" calcext:value-type="string">
            <text:p>完成形</text:p>
          </table:table-cell>
          <table:table-cell table:style-name="ce40" office:value-type="float" office:value="2" calcext:value-type="float">
            <text:p>ver.2.00</text:p>
          </table:table-cell>
          <table:table-cell table:style-name="ce47" office:value-type="string" calcext:value-type="string" table:number-columns-spanned="2" table:number-rows-spanned="1">
            <text:p>プロダクト最終版</text:p>
          </table:table-cell>
          <table:covered-table-cell table:style-name="ce27"/>
          <table:table-cell table:number-columns-repeated="16379"/>
        </table:table-row>
        <table:table-row table:style-name="ro2">
          <table:table-cell table:number-columns-repeated="2"/>
          <table:table-cell table:style-name="ce41"/>
          <table:table-cell table:number-columns-repeated="16381"/>
        </table:table-row>
        <table:table-row table:style-name="ro2" table:number-rows-repeated="1048550">
          <table:table-cell table:number-columns-repeated="1638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text>UC</number:text>
      <number:number number:decimal-places="0" number:min-decimal-places="0" number:min-integer-digits="2"/>
    </number:number-style>
    <number:number-style style:name="N113">
      <number:text>ver.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4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00/00/00</text:date>, <text:time style:data-style-name="N2" text:time-value="17:55:28.81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3:28:19.647000000</meta:creation-date>
    <dc:date>2024-02-08T18:18:12.033000000</dc:date>
    <meta:editing-duration>PT1H32M39S</meta:editing-duration>
    <meta:editing-cycles>4</meta:editing-cycles>
    <meta:generator>LibreOffice/7.6.4.1$Windows_X86_64 LibreOffice_project/e19e193f88cd6c0525a17fb7a176ed8e6a3e2aa1</meta:generator>
    <meta:document-statistic meta:table-count="1" meta:cell-count="51" meta:object-count="0"/>
  </office:meta>
</office:document-meta>
</file>